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24c52" officeooo:paragraph-rsid="00124c52"/>
    </style:style>
    <style:style style:name="P2" style:family="paragraph" style:parent-style-name="Standard">
      <style:text-properties officeooo:rsid="0013c112" officeooo:paragraph-rsid="0013c112"/>
    </style:style>
    <style:style style:name="T1" style:family="text">
      <style:text-properties officeooo:rsid="0013c11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 cases</text:p>
      <text:p text:style-name="P1"/>
      <text:p text:style-name="P1"><text:span text:style-name="T1">1. </text:span>Unit tests: Tests on individual components</text:p>
      <text:p text:style-name="P1"/>
      <text:p text:style-name="P2"><text:tab/>a. Instantiate each object and verify that the object displays its correct information. If an object automatically adds information from a database, for the unit tests you may be required to provide the information manually. This test should be completed as an integration test.</text:p>
      <text:p text:style-name="P1"/>
      <text:p text:style-name="P1"/>
      <text:p text:style-name="P1"/>
      <text:p text:style-name="P1">Integration Tests: Tests between components</text:p>
      <text:p text:style-name="P1"><text:tab/><text:span text:style-name="T1">a. Repeat 1a as an integration test with the database.</text:span></text:p>
      <text:p text:style-name="P1"/>
      <text:p text:style-name="P1"/>
      <text:p text:style-name="P1"/>
      <text:p text:style-name="P1">Regression tests: tests to be completed after each substantial change to the system.</text:p>
      <text:p text:style-name="P1"/>
      <text:p text:style-name="P1"/>
      <text:p text:style-name="P1"/>
      <text:p text:style-name="P1">System tests: Tests as-if end user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 Patton</meta:initial-creator>
    <meta:creation-date>2018-06-21T12:52:13.879471000</meta:creation-date>
    <dc:date>2018-06-21T12:57:39.053117000</dc:date>
    <dc:creator>Jon Patton</dc:creator>
    <meta:editing-duration>PT5M26S</meta:editing-duration>
    <meta:editing-cycles>2</meta:editing-cycles>
    <meta:generator>LibreOffice/5.2.7.2$MacOSX_X86_64 LibreOffice_project/2b7f1e640c46ceb28adf43ee075a6e8b8439ed10</meta:generator>
    <meta:document-statistic meta:table-count="0" meta:image-count="0" meta:object-count="0" meta:page-count="1" meta:paragraph-count="7" meta:word-count="87" meta:character-count="550" meta:non-whitespace-character-count="468"/>
  </office:meta>
</office:document-meta>
</file>